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d06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implemented second chance, LFU, LRU and the clock algorithm. <text:s/>Each was built on top of a deque structure created in COEN 12. <text:s/>Most of the functions needed to implement the algorithms were added to the deque.c file. <text:s/>Each algorithm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7T14:16:54</meta:creation-date>
    <dc:date>2014-11-17T14:31:13</dc:date>
    <meta:editing-duration>P0D</meta:editing-duration>
    <meta:editing-cycles>1</meta:editing-cycles>
    <meta:document-statistic meta:table-count="0" meta:image-count="0" meta:object-count="0" meta:page-count="1" meta:paragraph-count="1" meta:word-count="40" meta:character-count="233" meta:non-whitespace-character-count="190"/>
    <meta:generator>LibreOffice/4.0.4.2$Linux_X86_64 LibreOffice_project/400m0$Build-2</meta:generator>
  </office:meta>
</office:document-meta>
</file>